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Courier 10 Pitch"/>
    </style:style>
    <style:style style:name="T1" style:family="text">
      <style:text-properties style:font-name="Courier 10 Pitch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Generate Trace Files for Manifold Simulation</text:p>
      <text:p text:style-name="Standard"/>
      <text:p text:style-name="Standard"/>
      <text:p text:style-name="P2">August 7, 2013</text:p>
      <text:p text:style-name="Standard"/>
      <text:p text:style-name="Standard"/>
      <text:p text:style-name="Standard">The simulators in <text:span text:style-name="T1">ROOT/simulator/smp/TraceProc</text:span> use trace files to get instructions. This guide briefly describes how to generate your own trace files using QSim.</text:p>
      <text:p text:style-name="Standard"/>
      <text:p text:style-name="Standard">Throughout this document, <text:span text:style-name="T1">ROOT</text:span> refers to the root of the source code of the Manifold distribution package.</text:p>
      <text:p text:style-name="Standard"/>
      <text:p text:style-name="Standard"/>
      <text:p text:style-name="P3">Preliminary Steps</text:p>
      <text:p text:style-name="Standard"/>
      <text:p text:style-name="Standard">1. Build and Install QSim, if not already installed. Refer to Manifold User Guide on how to do this.</text:p>
      <text:p text:style-name="Standard"/>
      <text:p text:style-name="Standard"/>
      <text:p text:style-name="Standard"/>
      <text:p text:style-name="P3">Generate Trace Files</text:p>
      <text:p text:style-name="Standard"/>
      <text:p text:style-name="Standard">1. Goto the <text:span text:style-name="T1">zesto</text:span> directory, and make a backup copy of <text:span text:style-name="T1">qsimclient-core.cc</text:span> and <text:span text:style-name="T1">qsimclient-core.h</text:span>.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cd ROOT/models/processor/zesto</text:p>
            <text:p text:style-name="P4">cp qsimclient-core.cc qsimclient-core.cc.bak</text:p>
            <text:p text:style-name="P4">cp qsimclient-core.h qsimclient-core.h.bak</text:p>
          </table:table-cell>
        </table:table-row>
      </table:table>
      <text:p text:style-name="Standard"/>
      <text:p text:style-name="Standard"/>
      <text:p text:style-name="Standard">2. Copy <text:span text:style-name="T1">qsimclient-core.cc</text:span> and <text:span text:style-name="T1">qsimclient-core.h</text:span> in <text:span text:style-name="T1">ROOT/util/traceGen</text:span> to <text:span text:style-name="T1">zesto</text:span>.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cd ROOT/models/processor/zesto</text:p>
            <text:p text:style-name="P4">cp ROOT/util/traceGen/qsim* .</text:p>
          </table:table-cell>
        </table:table-row>
      </table:table>
      <text:p text:style-name="Standard"/>
      <text:p text:style-name="Standard"/>
      <text:p text:style-name="Standard">3. Open <text:span text:style-name="T1">qsimclient-core.cc</text:span>. At the beginning of the file, change the definition of <text:span text:style-name="T1">FILENAME</text:span> to the name you want to use for your tracefiles.</text:p>
      <text:p text:style-name="Standard"/>
      <text:p text:style-name="Standard">4. Compile zesto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//assuming you are in ROOT/models/processor/zesto</text:p>
            <text:p text:style-name="P4">make clean</text:p>
            <text:p text:style-name="P4">make</text:p>
          </table:table-cell>
        </table:table-row>
      </table:table>
      <text:p text:style-name="Standard"/>
      <text:p text:style-name="Standard"/>
      <text:p text:style-name="Standard"><text:soft-page-break/>5. Compile the simulator in <text:span text:style-name="T1">QsimClient</text:span>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cd ROOT/simulator/smp/QsimClient</text:p>
            <text:p text:style-name="P4">make clean</text:p>
            <text:p text:style-name="P4">make</text:p>
          </table:table-cell>
        </table:table-row>
      </table:table>
      <text:p text:style-name="Standard"/>
      <text:p text:style-name="Standard"/>
      <text:p text:style-name="Standard">6. Start QSim server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cd &lt;qsim server directory&gt;</text:p>
            <text:p text:style-name="P4">./qsim-server &lt;port&gt; &lt;state_file&gt; &lt;benchmark&gt;</text:p>
          </table:table-cell>
        </table:table-row>
      </table:table>
      <text:p text:style-name="Standard"/>
      <text:p text:style-name="Standard"/>
      <text:p text:style-name="Standard">For example, to generate trace files for a 2-core model using the benchmark ferret.</text:p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./qsim-server 12345 ../../state.2 ferret.tar</text:p>
          </table:table-cell>
        </table:table-row>
      </table:table>
      <text:p text:style-name="Standard"/>
      <text:p text:style-name="Standard"/>
      <text:p text:style-name="Standard">7. Open the the simulator's configure file, e.g., conf2x2_torus_llp.cfg, <text:s/>and make necessary changes (mainly the stop time). </text:p>
      <text:p text:style-name="Standard"/>
      <text:p text:style-name="Standard">For example, <text:span text:style-name="T2">if you want to use the trace files to run 1,000,000 cycles, you probably want to set the stop time to a slightly larger number such as 1200000</text:span>.</text:p>
      <text:p text:style-name="Standard"/>
      <text:p text:style-name="Standard"/>
      <text:p text:style-name="Standard">8. Start the simulator.</text:p>
      <text:p text:style-name="Standard"/>
      <text:p text:style-name="Standard">For example, to run the simulation of a 2-core model.</text:p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cd ROOT/simulator/smp/QsimClient</text:p>
            <text:p text:style-name="P4">mpirun -np 4 ./smp_llp ../config/conf2x2_torus_llp.cfg ../config/6.cfg localhost 12345</text:p>
          </table:table-cell>
        </table:table-row>
      </table:table>
      <text:p text:style-name="Standard"/>
      <text:p text:style-name="Standard">After the simulation, your trace files will be generated. </text:p>
      <text:p text:style-name="Standard"/>
      <text:p text:style-name="Standard">9. Test the trace files.</text:p>
      <text:p text:style-name="Standard"/>
      <text:p text:style-name="Standard">If you use the same configure file that used to generate the trace files, you probably want to change the stop time to a smaller number.</text:p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cd ROOT/simulator/smp/TraceProc</text:p>
            <text:p text:style-name="P4">make clean</text:p>
            <text:p text:style-name="P4">make</text:p>
            <text:p text:style-name="P4">./smp_llp ../config/conf2x2_torus_llp.cfg ../config/6.cfg &lt;tracefile&gt;</text:p>
            <text:p text:style-name="Table_20_Contents"/>
            <text:p text:style-name="Table_20_Contents"><text:soft-page-break/>// &lt;tracefile&gt; is the basename of your trace files. For example, if your files are named myFile0, myFile1, etc., then the base name is myFile.</text:p>
          </table:table-cell>
        </table:table-row>
      </table:table>
      <text:p text:style-name="Standard"/>
      <text:p text:style-name="Standard"/>
      <text:p text:style-name="Standard">10. If you need to rename your trace files, you can use <text:span text:style-name="T1">rename.sh</text:span>.</text:p>
      <text:p text:style-name="Standard"/>
      <text:p text:style-name="Standard">For example, to rename myFile0 and myFile1 to yourFile0 and yourFile1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4">sh rename.sh myFile yourFile 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wang </meta:initial-creator>
    <meta:creation-date>2013-08-07T13:09:46</meta:creation-date>
    <dc:date>2013-08-07T16:19:08</dc:date>
    <dc:creator>jwang </dc:creator>
    <meta:editing-duration>PT01H22M11S</meta:editing-duration>
    <meta:editing-cycles>5</meta:editing-cycles>
    <meta:generator>OpenOffice.org/3.2$Unix OpenOffice.org_project/320m12$Build-9483</meta:generator>
    <meta:document-statistic meta:table-count="9" meta:image-count="0" meta:object-count="0" meta:page-count="3" meta:paragraph-count="45" meta:word-count="361" meta:character-count="2455"/>
  </office:meta>
</office:document-meta>
</file>